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T30" style:parent-style-name="DefaultParagraphFont" style:family="text">
      <style:text-properties fo:language="en" fo:country="US"/>
    </style:style>
    <style:style style:name="T31" style:parent-style-name="DefaultParagraphFont" style:family="text">
      <style:text-properties fo:language="en" fo:country="US"/>
    </style:style>
    <style:style style:name="T32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Game:</text:p>
      <text:p text:style-name="P2">Background: right side scrolling</text:p>
      <text:p text:style-name="P3">Scene: cyber forest, castle (if we have time)<text:s/></text:p>
      <text:p text:style-name="P4">Character: wizard / fantasy shooter</text:p>
      <text:p text:style-name="P5">Ability: blinker jump, ice/electric shooting, run</text:p>
      <text:p text:style-name="P6">Powerups: lives, shield (can disappear in few seconds)</text:p>
      <text:p text:style-name="P7">Enemy type: 1 – monster / 2 – evil cyberpunk wizard (contains powerups)</text:p>
      <text:p text:style-name="P8"/>
      <text:p text:style-name="P9">Animation: player movement</text:p>
      <text:p text:style-name="P10"><text:s text:c="21"/>Shooting<text:s/></text:p>
      <text:p text:style-name="P11"><text:s text:c="21"/>Blinker</text:p>
      <text:p text:style-name="P12"><text:s text:c="21"/>Powerups</text:p>
      <text:p text:style-name="P13"><text:s text:c="21"/>Damage</text:p>
      <text:p text:style-name="P14"/>
      <text:p text:style-name="P15">Class:</text:p>
      <text:p text:style-name="P16">Entities – AI, Player, Damage<text:s/>(Uhuru)</text:p>
      <text:p text:style-name="P17">Time<text:s/>(Max)</text:p>
      <text:p text:style-name="P18">Animation<text:s/>(Mandy)</text:p>
      <text:p text:style-name="P19">Sound<text:s/>(Mandy)</text:p>
      <text:p text:style-name="P20">UI<text:s/>(Mandy)</text:p>
      <text:p text:style-name="P21">Abilities<text:s/>(Uhuru)</text:p>
      <text:p text:style-name="P22">Collision<text:s/>(Max)</text:p>
      <text:p text:style-name="P23">Input<text:s/>(Max)</text:p>
      <text:p text:style-name="P24">Render</text:p>
      <text:p text:style-name="P25">(Uhuru) Assets:</text:p>
      <text:p text:style-name="P26">Player</text:p>
      <text:p text:style-name="P27">Projectiles (ice projectile and electric projectile)</text:p>
      <text:p text:style-name="P28">Enemies (Monster and wizard)</text:p>
      <text:p text:style-name="P29">Background</text:p>
      <text:p text:style-name="Normal"><text:span text:style-name="T30">In the year of sometime, in the land of somewhere, there’s a wizard has a power to shoot electricity and ice. <text:s/>An evil cyberpunk wizard wants to rule the land and henchman will do everything to stop the hero to take back the throne</text:span><text:span text:style-name="T31">.</text:span><text:span text:style-name="T32"><text:s text:c="21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PMingLiU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SE" style:language-asian="zh" style:country-asian="TW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n-Chun Fu</meta:initial-creator>
    <dc:creator>Man-Chun Fu</dc:creator>
    <meta:creation-date>2019-10-31T11:30:00Z</meta:creation-date>
    <dc:date>2019-10-31T13:22:00Z</dc:date>
    <meta:template xlink:href="Normal" xlink:type="simple"/>
    <meta:editing-cycles>1</meta:editing-cycles>
    <meta:editing-duration>PT6720S</meta:editing-duration>
    <meta:document-statistic meta:page-count="1" meta:paragraph-count="1" meta:word-count="144" meta:character-count="967" meta:row-count="6" meta:non-whitespace-character-count="824"/>
  </office:meta>
</office:document-meta>
</file>